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443449" officeooo:paragraph-rsid="00443449"/>
    </style:style>
    <style:style style:name="P2" style:family="paragraph" style:parent-style-name="Standard">
      <style:text-properties style:font-name="Times New Roman" officeooo:rsid="0045ee12" officeooo:paragraph-rsid="0045ee12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45ee12" officeooo:paragraph-rsid="0045ee12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45ee12"/>
    </style:style>
    <style:style style:name="P5" style:family="paragraph" style:parent-style-name="Standard">
      <style:text-properties style:font-name="Times New Roman" officeooo:paragraph-rsid="001256de"/>
    </style:style>
    <style:style style:name="P6" style:family="paragraph" style:parent-style-name="Standard">
      <style:text-properties style:font-name="Times New Roman" officeooo:rsid="001256de" officeooo:paragraph-rsid="001256de"/>
    </style:style>
    <style:style style:name="P7" style:family="paragraph" style:parent-style-name="Standard" style:list-style-name="L1">
      <style:text-properties style:font-name="Times New Roman" officeooo:rsid="001256de" officeooo:paragraph-rsid="001b5d50"/>
    </style:style>
    <style:style style:name="P8" style:family="paragraph" style:parent-style-name="Standard" style:list-style-name="L1">
      <style:text-properties style:font-name="Times New Roman" officeooo:rsid="001256de" officeooo:paragraph-rsid="001256de"/>
    </style:style>
    <style:style style:name="P9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256de" officeooo:paragraph-rsid="001256de"/>
    </style:style>
    <style:style style:name="P10" style:family="paragraph" style:parent-style-name="Standard">
      <style:text-properties style:font-name="Times New Roman" officeooo:rsid="003dbd34" officeooo:paragraph-rsid="003f13b1"/>
    </style:style>
    <style:style style:name="P11" style:family="paragraph" style:parent-style-name="Standard">
      <style:text-properties style:font-name="Times New Roman" officeooo:rsid="003dbd34" officeooo:paragraph-rsid="00423785"/>
    </style:style>
    <style:style style:name="P12" style:family="paragraph" style:parent-style-name="Standard" style:list-style-name="L1">
      <style:text-properties style:font-name="Times New Roman" officeooo:rsid="001b5d50" officeooo:paragraph-rsid="001b5d50"/>
    </style:style>
    <style:style style:name="P13" style:family="paragraph" style:parent-style-name="Standard">
      <style:text-properties style:font-name="Times New Roman" officeooo:rsid="001b5d50" officeooo:paragraph-rsid="001b5d50"/>
    </style:style>
    <style:style style:name="P14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256de" officeooo:paragraph-rsid="001b5d50" fo:background-color="#ffffff"/>
    </style:style>
    <style:style style:name="P15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d044b" officeooo:paragraph-rsid="003aa59e" fo:background-color="#ffffff"/>
    </style:style>
    <style:style style:name="P16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d044b" officeooo:paragraph-rsid="002acf63" fo:background-color="#ffffff"/>
    </style:style>
    <style:style style:name="P17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d044b" officeooo:paragraph-rsid="002c93b4" fo:background-color="#ffffff"/>
    </style:style>
    <style:style style:name="P18" style:family="paragraph" style:parent-style-name="Standard" style:list-style-name="L1">
      <style:text-properties style:font-name="Times New Roman" officeooo:rsid="0014121f" officeooo:paragraph-rsid="0014121f"/>
    </style:style>
    <style:style style:name="P19" style:family="paragraph" style:parent-style-name="Standard" style:list-style-name="L1">
      <style:text-properties style:font-name="Times New Roman" officeooo:rsid="0014121f" officeooo:paragraph-rsid="0032632d"/>
    </style:style>
    <style:style style:name="P20" style:family="paragraph" style:parent-style-name="Standard" style:list-style-name="L1">
      <style:text-properties style:font-name="Times New Roman" officeooo:rsid="0015a4d1" officeooo:paragraph-rsid="0015a4d1"/>
    </style:style>
    <style:style style:name="P21" style:family="paragraph" style:parent-style-name="Standard">
      <style:text-properties style:font-name="Times New Roman" officeooo:rsid="0015a4d1" officeooo:paragraph-rsid="0015a4d1"/>
    </style:style>
    <style:style style:name="P22" style:family="paragraph" style:parent-style-name="Standard" style:list-style-name="L1">
      <style:text-properties style:font-name="Times New Roman" officeooo:rsid="003945d1" officeooo:paragraph-rsid="003945d1"/>
    </style:style>
    <style:style style:name="P23" style:family="paragraph" style:parent-style-name="Standard" style:list-style-name="L1">
      <style:text-properties style:font-name="Times New Roman" officeooo:rsid="001d044b" officeooo:paragraph-rsid="001d044b"/>
    </style:style>
    <style:style style:name="P24" style:family="paragraph" style:parent-style-name="Standard" style:list-style-name="L1">
      <style:text-properties style:font-name="Times New Roman" officeooo:rsid="001d044b" officeooo:paragraph-rsid="00243940"/>
    </style:style>
    <style:style style:name="P25" style:family="paragraph" style:parent-style-name="Standard" style:list-style-name="L1">
      <style:text-properties style:font-name="Times New Roman" officeooo:rsid="003792b8" officeooo:paragraph-rsid="003792b8"/>
    </style:style>
    <style:style style:name="P26" style:family="paragraph" style:parent-style-name="Standard" style:list-style-name="L1">
      <style:text-properties style:font-name="Times New Roman" officeooo:rsid="001e530e" officeooo:paragraph-rsid="001e530e"/>
    </style:style>
    <style:style style:name="P27" style:family="paragraph" style:parent-style-name="Standard">
      <style:text-properties style:font-name="Times New Roman" officeooo:rsid="001e530e" officeooo:paragraph-rsid="001e530e"/>
    </style:style>
    <style:style style:name="P28" style:family="paragraph" style:parent-style-name="Standard" style:list-style-name="L1">
      <style:text-properties style:font-name="Times New Roman" officeooo:rsid="00205a54" officeooo:paragraph-rsid="00205a54"/>
    </style:style>
    <style:style style:name="P29" style:family="paragraph" style:parent-style-name="Standard" style:list-style-name="L1">
      <style:text-properties style:font-name="Times New Roman" officeooo:rsid="00239147" officeooo:paragraph-rsid="00239147"/>
    </style:style>
    <style:style style:name="T1" style:family="text">
      <style:text-properties officeooo:rsid="0014121f"/>
    </style:style>
    <style:style style:name="T2" style:family="text">
      <style:text-properties officeooo:rsid="001b24e0"/>
    </style:style>
    <style:style style:name="T3" style:family="text">
      <style:text-properties officeooo:rsid="001b5d50"/>
    </style:style>
    <style:style style:name="T4" style:family="text">
      <style:text-properties officeooo:rsid="001eea10"/>
    </style:style>
    <style:style style:name="T5" style:family="text">
      <style:text-properties officeooo:rsid="00223fcf"/>
    </style:style>
    <style:style style:name="T6" style:family="text">
      <style:text-properties officeooo:rsid="0024a4ae"/>
    </style:style>
    <style:style style:name="T7" style:family="text">
      <style:text-properties officeooo:rsid="0025f3d3"/>
    </style:style>
    <style:style style:name="T8" style:family="text">
      <style:text-properties officeooo:rsid="00265179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1b5d50" fo:background-color="#ffffff" loext:char-shading-value="0"/>
    </style:style>
    <style:style style:name="T11" style:family="text">
      <style:text-properties officeooo:rsid="002e8b42" fo:background-color="#ffffff" loext:char-shading-value="0"/>
    </style:style>
    <style:style style:name="T12" style:family="text">
      <style:text-properties officeooo:rsid="00300e20"/>
    </style:style>
    <style:style style:name="T13" style:family="text">
      <style:text-properties officeooo:rsid="003167be"/>
    </style:style>
    <style:style style:name="T14" style:family="text">
      <style:text-properties officeooo:rsid="00344ed4"/>
    </style:style>
    <style:style style:name="T15" style:family="text">
      <style:text-properties officeooo:rsid="003792b8"/>
    </style:style>
    <style:style style:name="T16" style:family="text">
      <style:text-properties officeooo:rsid="0037da1b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officeooo:rsid="001256de"/>
    </style:style>
    <style:style style:name="T19" style:family="text">
      <style:text-properties style:font-name="Times New Roman" officeooo:rsid="0045ee12"/>
    </style:style>
    <style:style style:name="T20" style:family="text">
      <style:text-properties officeooo:rsid="003f13b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3f13b1" style:font-style-asian="italic" style:font-style-complex="italic"/>
    </style:style>
    <style:style style:name="T23" style:family="text">
      <style:text-properties fo:font-style="italic" officeooo:rsid="004232a5" style:font-style-asian="italic" style:font-style-complex="italic"/>
    </style:style>
    <style:style style:name="T24" style:family="text">
      <style:text-properties fo:font-style="italic" officeooo:rsid="00423785" style:font-style-asian="italic" style:font-style-complex="italic"/>
    </style:style>
    <style:style style:name="T25" style:family="text">
      <style:text-properties officeooo:rsid="004232a5"/>
    </style:style>
    <style:style style:name="T26" style:family="text">
      <style:text-properties fo:font-style="normal" officeooo:rsid="00423785" style:font-style-asian="normal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5ee12"/>
    </style:style>
    <style:style style:name="T29" style:family="text">
      <style:text-properties officeooo:rsid="001256de"/>
    </style:style>
    <style:style style:name="T3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ografia II</text:p>
      <text:p text:style-name="P1">Acadêmico: Alefe Variani</text:p>
      <text:p text:style-name="P1">Orientador: Cezar Júnior de Souza </text:p>
      <text:p text:style-name="P2"/>
      <text:p text:style-name="P3">A<text:span text:style-name="T29">mbientes padronizados de desenvolvimento e monitoramento de </text:span></text:p>
      <text:p text:style-name="P4"><text:span text:style-name="T29">aplicações baseado na cultura DevOps</text:span></text:p>
      <text:p text:style-name="P5"/>
      <text:p text:style-name="P5"><text:span text:style-name="T29">Questionário DevOps.</text:span></text:p>
      <text:p text:style-name="P6"/>
      <text:p text:style-name="P10"><text:span text:style-name="T30">Equipe de Desenvolvimento</text:span><text:span text:style-name="T27"> </text:span>→<text:span text:style-name="T20"> responsável por criar o software, suas atividades são, geralmente, programação, definição do </text:span><text:span text:style-name="T22">Design</text:span><text:span text:style-name="T20"> do </text:span><text:span text:style-name="T22">Software</text:span><text:span text:style-name="T20">, protótipo entre outros. Passam boa parte do tempo codificando soluções para os requisitos definidos.</text:span></text:p>
      <text:p text:style-name="P11"><text:span text:style-name="T30"/></text:p>
      <text:p text:style-name="P11"><text:span text:style-name="T30">Equipe de Operações</text:span> →<text:span text:style-name="T25"> responsável por manter o sistema/software funcionando e acessível para o cliente. Tem atividades como: fazer </text:span><text:span text:style-name="T23">deploy</text:span><text:span text:style-name="T24">s </text:span><text:span text:style-name="T26">(liberação de versão), monitoramento da aplicação, gestão de ambientes (desenvolvimento, teste e produção), gestão de erros e </text:span><text:span text:style-name="T24">Feedback</text:span><text:span text:style-name="T26"> Contínuo com as equipes (manter as equipes atualizadas nos processos).</text:span></text:p>
      <text:p text:style-name="P6"/>
      <text:list xml:id="list6620350010562199592" text:style-name="L1">
        <text:list-item>
          <text:p text:style-name="P7">Já ouvi-o falar sobre DevOps?</text:p>
          <text:p text:style-name="P12">Sim ou não.</text:p>
          <text:p text:style-name="P7"/>
        </text:list-item>
        <text:list-item>
          <text:p text:style-name="P14"><text:span text:style-name="T3">Se sim, </text:span>qual é o entendimento sobre o assunto?</text:p>
          <text:p text:style-name="P14"/>
        </text:list-item>
        <text:list-item>
          <text:p text:style-name="P15">As equipes <text:span text:style-name="T7">de</text:span> desenvolvimento trabalha<text:span text:style-name="T7">m</text:span> <text:span text:style-name="T7">no mesmo espaço que à</text:span>s equipes de operações?</text:p>
          <text:p text:style-name="P15"><text:span text:style-name="T3">Sim ou não.</text:span> </text:p>
          <text:p text:style-name="P16"/>
        </text:list-item>
        <text:list-item>
          <text:p text:style-name="P17">Os ambientes de produção e desenvolvimento são iguais (versões de linguagens, SO, banco de dados e<text:span text:style-name="T7">ntre</text:span> outros)?</text:p>
          <text:p text:style-name="P17">Sim ou não, <text:span text:style-name="T4">se não quais as principais diferenças?</text:span></text:p>
          <text:p text:style-name="P17"/>
        </text:list-item>
        <text:list-item>
          <text:p text:style-name="P9"><text:span text:style-name="T11">Atualmente, q</text:span><text:span text:style-name="T9">ual é o principal problema enfrentado </text:span><text:span text:style-name="T10">n</text:span><text:span text:style-name="T9">os processos de desenvolvimento de software?</text:span></text:p>
          <text:p text:style-name="P8"/>
        </text:list-item>
        <text:list-item>
          <text:p text:style-name="P8"><text:span text:style-name="T1">Como acontece a comunicação</text:span> <text:span text:style-name="T1">entre as equipes envolvidas quando ocorre um problema? </text:span></text:p>
          <text:p text:style-name="P18"/>
        </text:list-item>
        <text:list-item>
          <text:p text:style-name="P18">Existem processos repetitivos? <text:span text:style-name="T13">Às</text:span> <text:span text:style-name="T13">equipes avaliam</text:span> e pesquisa<text:span text:style-name="T13">m</text:span> <text:s/>sobre ferramentas que podem <text:span text:style-name="T6">agilizar os processos e torná-los menos repetitivos</text:span>?</text:p>
          <text:p text:style-name="P20"/>
        </text:list-item>
        <text:list-item>
          <text:p text:style-name="P20">Dentre os processos burocráticos que existem, <text:span text:style-name="T6">entre equipes de desenvolvimento e equipe de operações</text:span>, quais são os mais <text:span text:style-name="T2">demorados?</text:span></text:p>
          <text:p text:style-name="P20"/>
        </text:list-item>
        <text:list-item>
          <text:p text:style-name="P22">Qual é o tempo médio para o atendimento de solicitações entre às equipes de desenvolvimento e operações?</text:p>
        </text:list-item>
      </text:list>
      <text:p text:style-name="P21"/>
      <text:list xml:id="list232721605728317" text:continue-numbering="true" text:style-name="L1">
        <text:list-item>
          <text:p text:style-name="P19">Quais ferramentas são utilizadas hoje pra <text:span text:style-name="T12">desenvolver</text:span> e manter o<text:span text:style-name="T6">(s)</text:span> <text:span text:style-name="T21">software</text:span>?</text:p>
          <text:p text:style-name="P20"/>
        </text:list-item>
        <text:list-item>
          <text:p text:style-name="P23">É usado alguma ferramenta para liberação de versões dos <text:span text:style-name="T21">softwares</text:span>?</text:p>
          <text:p text:style-name="P23">Sim ou não</text:p>
          <text:p text:style-name="P23">Se sim quais:</text:p>
        </text:list-item>
      </text:list>
      <text:p text:style-name="P13"/>
      <text:p text:style-name="P13"/>
      <text:p text:style-name="P13"/>
      <text:list xml:id="list232720741747647" text:continue-numbering="true" text:style-name="L1">
        <text:list-item>
          <text:p text:style-name="P23"><text:soft-page-break/>É usado alguma ferramenta para monitorar as aplicações?</text:p>
          <text:p text:style-name="P24">Sim ou não</text:p>
          <text:p text:style-name="P24">Se sim quais:</text:p>
          <text:p text:style-name="P23"/>
        </text:list-item>
        <text:list-item>
          <text:p text:style-name="P12">Como é feito o monitoramento das aplicações?</text:p>
          <text:p text:style-name="P23"/>
        </text:list-item>
        <text:list-item>
          <text:p text:style-name="P23"><text:span text:style-name="T15">À</text:span>s <text:s/><text:span text:style-name="T14">equipes de operações e de desenvolvimento participam de quais etapas do desenvolvimento de um sistema</text:span>? </text:p>
          <text:p text:style-name="P23"/>
        </text:list-item>
        <text:list-item>
          <text:p text:style-name="P25">Às equipes de desenvolvimento e operações tomam decisões em conjunto referente a um determinado <text:span text:style-name="T21">software</text:span>?</text:p>
          <text:p text:style-name="P23"/>
        </text:list-item>
        <text:list-item>
          <text:p text:style-name="P23">As equipes de desenvolvimento <text:span text:style-name="T16">e operações</text:span> utilizam alguma metodologia de desenvolvimento?</text:p>
          <text:p text:style-name="P23">S<text:span text:style-name="T7">e sim, qual</text:span>?</text:p>
          <text:p text:style-name="P23"/>
        </text:list-item>
        <text:list-item>
          <text:p text:style-name="P26">Com que frequência é feita liberação de versão do<text:span text:style-name="T7">(s)</text:span> sistema<text:span text:style-name="T7">(s)</text:span>/<text:span text:style-name="T21">software</text:span>?</text:p>
          <text:p text:style-name="P26">Cada dia, de 3 em 3 dias, cada semana, cada, mês ou cada etapa, <text:span text:style-name="T7">outra.</text:span></text:p>
        </text:list-item>
      </text:list>
      <text:p text:style-name="P27"/>
      <text:list xml:id="list232722282440871" text:continue-numbering="true" text:style-name="L1">
        <text:list-item>
          <text:p text:style-name="P26">Quando são encontrados erros, eles são resolvidos e atualizados <text:span text:style-name="T8">imediatamente</text:span> ou são acumulados para próxima entrega?</text:p>
          <text:p text:style-name="P26"/>
        </text:list-item>
        <text:list-item>
          <text:p text:style-name="P28">Analisando <text:span text:style-name="T8">às</text:span> equipes <text:span text:style-name="T5">e os profissionais envolvidos, eles tem motivação e facilidade para mudanças em processos e projetos que possa trazer melhorias?</text:span></text:p>
          <text:p text:style-name="P29">Sim ou não, <text:span text:style-name="T8">por quê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20:39:57.310241704</meta:creation-date>
    <meta:generator>LibreOffice/4.4.2.2$Linux_X86_64 LibreOffice_project/40m0$Build-2</meta:generator>
    <dc:date>2015-09-07T23:27:20.561333796</dc:date>
    <meta:editing-duration>PT4H47M58S</meta:editing-duration>
    <meta:editing-cycles>48</meta:editing-cycles>
    <meta:document-statistic meta:table-count="0" meta:image-count="0" meta:object-count="0" meta:page-count="2" meta:paragraph-count="37" meta:word-count="424" meta:character-count="2752" meta:non-whitespace-character-count="2377"/>
  </office:meta>
</office:document-meta>
</file>